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10" style:family="table">
      <style:table-properties style:width="16.999cm" table:align="margins" fo:keep-with-next="always" style:may-break-between-rows="false"/>
    </style:style>
    <style:style style:name="Tabelle10.A" style:family="table-column">
      <style:table-column-properties style:column-width="2.858cm" style:rel-column-width="11016*"/>
    </style:style>
    <style:style style:name="Tabelle10.B" style:family="table-column">
      <style:table-column-properties style:column-width="2.168cm" style:rel-column-width="8357*"/>
    </style:style>
    <style:style style:name="Tabelle10.C" style:family="table-column">
      <style:table-column-properties style:column-width="11.973cm" style:rel-column-width="4616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false"/>
    </style:style>
    <style:style style:name="Table5.A" style:family="table-column">
      <style:table-column-properties style:column-width="2.858cm" style:rel-column-width="11016*"/>
    </style:style>
    <style:style style:name="Table5.B" style:family="table-column">
      <style:table-column-properties style:column-width="2.168cm" style:rel-column-width="8357*"/>
    </style:style>
    <style:style style:name="Table5.C" style:family="table-column">
      <style:table-column-properties style:column-width="11.973cm" style:rel-column-width="4616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2.328cm" style:rel-column-width="8976*"/>
    </style:style>
    <style:style style:name="Table2.B" style:family="table-column">
      <style:table-column-properties style:column-width="2.699cm" style:rel-column-width="10404*"/>
    </style:style>
    <style:style style:name="Table2.C" style:family="table-column">
      <style:table-column-properties style:column-width="11.972cm" style:rel-column-width="4615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9.999cm" table:align="center" style:may-break-between-rows="false"/>
    </style:style>
    <style:style style:name="Table3.A" style:family="table-column">
      <style:table-column-properties style:column-width="2cm"/>
    </style:style>
    <style:style style:name="Table3.B" style:family="table-column">
      <style:table-column-properties style:column-width="1cm"/>
    </style:style>
    <style:style style:name="Table3.E" style:family="table-column">
      <style:table-column-properties style:column-width="0.998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0">
      <style:table-cell-properties fo:padding="0.097cm" fo:border-left="0.002cm solid #000000" fo:border-right="none" fo:border-top="0.002cm solid #000000" fo:border-bottom="0.002cm solid #000000"/>
    </style:style>
    <style:style style:name="Table3.I1" style:family="table-cell" style:data-style-name="N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6.828cm" fo:margin-left="0.064cm" fo:margin-right="0.108cm" table:align="margins" fo:keep-with-next="always" style:may-break-between-rows="false"/>
    </style:style>
    <style:style style:name="Table4.A" style:family="table-column">
      <style:table-column-properties style:column-width="2.064cm" style:rel-column-width="8037*"/>
    </style:style>
    <style:style style:name="Table4.B" style:family="table-column">
      <style:table-column-properties style:column-width="14.764cm" style:rel-column-width="5749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text-properties style:font-name="Bitstream Vera Sans Mono"/>
    </style:style>
    <style:style style:name="P4" style:family="paragraph" style:parent-style-name="Table_20_Heading">
      <style:paragraph-properties fo:text-align="center" style:justify-single-word="false"/>
    </style:style>
    <style:style style:name="P5"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DejaVu Sans Mono1" fo:font-weight="bold" style:font-weight-asian="bold" style:font-weight-complex="bold"/>
    </style:style>
    <style:style style:name="P8" style:family="paragraph" style:parent-style-name="Text_20_body">
      <style:paragraph-properties fo:text-align="center" style:justify-single-word="false"/>
      <style:text-properties style:font-name="DejaVu Sans Mono1" fo:font-weight="bold" style:font-weight-asian="bold" style:font-weight-complex="bold"/>
    </style:style>
    <style:style style:name="P9" style:family="paragraph" style:parent-style-name="Drawing">
      <style:paragraph-properties fo:text-align="center" style:justify-single-word="fals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list-style-name="L1"/>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DejaVu Sans Mono1"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style:font-name="Monospace" fo:font-size="10pt" style:font-name-asian="Monospace" style:font-size-asian="10pt" style:font-name-complex="Monospace" style:font-size-complex="10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0">1 Hardware Description<text:tab/>2</text:p>
          <text:p text:style-name="P11">1.1 Register $DE00 – EasyFlash Bank<text:tab/>3</text:p>
          <text:p text:style-name="P11">1.2 Register $DE02 – EasyFlash Control<text:tab/>3</text:p>
          <text:p text:style-name="P11">1.3 RAM at $DF00<text:tab/>4</text:p>
          <text:p text:style-name="P10">2 Conventions<text:tab/>5</text:p>
          <text:p text:style-name="P11">2.1 Address Format Convention<text:tab/>5</text:p>
          <text:p text:style-name="P11">2.2 Scan the Keyboard<text:tab/>5</text:p>
          <text:p text:style-name="P10">3 Supported cartridge types<text:tab/>6</text:p>
          <text:p text:style-name="P11">3.1 Normal 8K Cartridges<text:tab/>6</text:p>
          <text:p text:style-name="P11">3.2 Normal 16K Cartridges<text:tab/>6</text:p>
          <text:p text:style-name="P11">3.3 Ultimax Cartridges<text:tab/>6</text:p>
          <text:p text:style-name="P11">3.4 Ocean Cartridges<text:tab/>6</text:p>
          <text:p text:style-name="P11">3.5 Native EasyFlash Cartridges<text:tab/>7</text:p>
          <text:p text:style-name="P11">3.6 EasyFlash xbank Cartridges<text:tab/>7</text:p>
          <text:p text:style-name="P10">4 EasyAPI<text:tab/>9</text:p>
          <text:p text:style-name="P12">4.1.1 Using EasyAPI in Cartridges<text:tab/>9</text:p>
          <text:p text:style-name="P12">4.1.2 Using EasyAPI in ordinary programs<text:tab/>9</text:p>
          <text:p text:style-name="P12">4.1.3 EasyAPI Memory Usage<text:tab/>9</text:p>
          <text:p text:style-name="P12">4.1.4 EasyAPI Code Position<text:tab/>10</text:p>
          <text:p text:style-name="P12">4.1.5 EasyAPI Signature<text:tab/>10</text:p>
          <text:p text:style-name="P12">4.1.6 EasyAPI Version String<text:tab/>10</text:p>
          <text:p text:style-name="P12">4.1.7 EAPIInit – Base + $14<text:tab/>10</text:p>
          <text:p text:style-name="P12">4.1.8 EAPIWriteFlash – $DFE0<text:tab/>11</text:p>
          <text:p text:style-name="P12">4.1.9 EAPIEraseSector – $DFE3<text:tab/>11</text:p>
          <text:p text:style-name="P12">4.1.10 EAPISetBank – $DFE6<text:tab/>11</text:p>
          <text:p text:style-name="P12">4.1.11 EAPIGetBank – $DFE9<text:tab/>12</text:p>
          <text:p text:style-name="P10">5 Easy File System (EasyFS)<text:tab/>13</text:p>
          <text:p text:style-name="P10">6 Hybrid cartridges<text:tab/>15</text:p>
        </text:index-body>
      </text:table-of-content>
      <text:h text:style-name="Heading_20_1" text:outline-level="1">Hardware Description</text:h>
      <text:p text:style-name="Text_20_body">An EasyFlash cartridge consists of two flash memory chips, called LOROM chip and HIROM chip. Each of them has a size of 512 KiB. There may be cartridge versions where these both logical chips are merged to one physical chip.</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4">/GAME</text:p>
          </table:table-cell>
          <table:table-cell table:style-name="Tabelle9.A1" office:value-type="string">
            <text:p text:style-name="P4">/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Table">Table <text:sequence text:ref-name="refTable0" text:name="Table" text:formula="ooow:Table+1" style:num-format="1">1</text:sequence>: States of /GAME and /EXROM lines</text:p>
      <text:p text:style-name="Standard"/>
      <text:p text:style-name="Text_20_body">These lines can be controlled by software, we'll come back to this topic soon.</text:p>
      <text:p text:style-name="Standard">The resulting memory model in <text:span text:style-name="T1">8k Mode / 16K Mode / Ultimax Mode</text:span> is shown in <text:sequence-ref text:reference-format="category-and-value" text:ref-name="refFig.0">Fig. 1</text:sequence-ref>.</text:p>
      <text:p text:style-name="P9"><draw:frame draw:style-name="fr1" draw:name="Rahmen1" text:anchor-type="as-char" svg:width="12.437cm" draw:z-index="0"><draw:text-box fo:min-height="5.734cm"><text:p text:style-name="Fig."><draw:frame draw:style-name="fr3" draw:name="Objekt2" text:anchor-type="as-char" svg:width="12.432cm" style:rel-width="100%" svg:height="5.729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Table">Table <text:sequence text:ref-name="refTable1" text:name="Table" text:formula="ooow:Table+1" style:num-format="1">2</text:sequence>: Register $DE00</text:p>
      <text:p text:style-name="Standard"/>
      <text:p text:style-name="Standard">The value after reset is $00. The bits 6 and 7 should always remain 0.</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Table">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4">Position</text:p>
          </table:table-cell>
          <table:table-cell table:style-name="Tabelle6.A1" office:value-type="string">
            <text:p text:style-name="P4">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able">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4">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3">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3">Reserved, don't use this</text:p>
          </table:table-cell>
        </table:table-row>
        <table:table-row>
          <table:table-cell table:style-name="Tabelle7.A2" office:value-type="string">
            <text:p text:style-name="P1">010</text:p>
          </table:table-cell>
          <table:table-cell table:style-name="Tabelle7.B2" office:value-type="string">
            <text:p text:style-name="P3">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3">Reserved, don't use this</text:p>
          </table:table-cell>
        </table:table-row>
        <table:table-row>
          <table:table-cell table:style-name="Tabelle7.A2" office:value-type="string">
            <text:p text:style-name="P2">100</text:p>
          </table:table-cell>
          <table:table-cell table:style-name="Tabelle7.B2" office:value-type="string">
            <text:p text:style-name="P3">Cartridge ROM off (RAM at $DF00 still available)</text:p>
          </table:table-cell>
        </table:table-row>
        <table:table-row>
          <table:table-cell table:style-name="Tabelle7.A2" office:value-type="string">
            <text:p text:style-name="P2">101</text:p>
          </table:table-cell>
          <table:table-cell table:style-name="Tabelle7.B2" office:value-type="string">
            <text:p text:style-name="P3">Ultimax (Low bank at $8000, high bank at $e000)</text:p>
          </table:table-cell>
        </table:table-row>
        <table:table-row>
          <table:table-cell table:style-name="Tabelle7.A2" office:value-type="string">
            <text:p text:style-name="P2">110</text:p>
          </table:table-cell>
          <table:table-cell table:style-name="Tabelle7.B2" office:value-type="string">
            <text:p text:style-name="P3">8k Cartridge (Low bank at $8000)</text:p>
          </table:table-cell>
        </table:table-row>
        <table:table-row>
          <table:table-cell table:style-name="Tabelle7.A2" office:value-type="string">
            <text:p text:style-name="P2">111</text:p>
          </table:table-cell>
          <table:table-cell table:style-name="Tabelle7.B2" office:value-type="string">
            <text:p text:style-name="P3">16k cartridge (Low bank at $8000, high bank at $a000)</text:p>
          </table:table-cell>
        </table:table-row>
      </table:table>
      <text:p text:style-name="Table">Table <text:sequence text:ref-name="refTable4" text:name="Table" text:formula="ooow:Table+1" style:num-format="1">5</text:sequence>: Configuration of cartridge memory maps</text:p>
      <text:p text:style-name="Standard"/>
      <text:p text:style-name="Text_20_body">Most likely the software is only interested in setting combinations with M = 1. Of course the usual memory configurations selected with the 6510 register $01 do also apply.</text:p>
      <text:h text:style-name="Heading_20_2" text:outline-level="2"><text:soft-page-break/>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5">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supported range 00..3F</text:p>
          </table:table-cell>
        </table:table-row>
        <table:table-row>
          <table:table-cell table:style-name="Tabelle1.A2" office:value-type="string">
            <text:p text:style-name="P1">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able">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start text:name="__RefNumPara__43653009"/><text:reference-mark-start text:name="Scan the Keyboard"/>Scan the Keyboard<text:bookmark-end text:name="__RefNumPara__43653009"/><text:reference-mark-end text:name="Scan the Keyboard"/></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one of the keys <text:span text:style-name="T1">&lt;Run/Stop&gt;, &lt;Commodore&gt; or &lt;Q&gt;</text:span> is held down, make the cartridge invisible and call the Kernal's reset vector. Remember that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8000 (LOROM). This type of cartridges pulls down /EXROM and leaves /GAME high.</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Normal 16K Cartridges</text:h>
      <text:p text:style-name="Text_20_body">Normal 16K cartridges consist of up to 16 KiB of ROM. 8 KiB are visible at $8000 (LOROM) and 8 KiB at $A000 (HIROM). This type of cartridges pulls down /EXROM and /GAME.</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Ultimax Cartridges</text:h>
      <text:p text:style-name="Text_20_body">Ultimax cartridges consist of up to 16 KiB of ROM. 8 KiB are visible at $8000 (LOROM) and 8 KiB at $E000 (HIROM). This type of cartridges pulls down /GAME and leaves /EXROM high.</text:p>
      <text:p text:style-name="Text_20_body">The memory at $e000 contains the reset vector. When the CPU is reset, the execution starts at the address pointed to by this vector. This kind of cartridges must initialize the hardware carefully, because there is no kernal doing this for you.</text:p>
      <text:p text:style-name="Text_20_body">Even for Ultimax Cartridges EasyProg adds start-up code automatically when flashing. The reason is that this start-up code scans the keyboard, see chapter <text:reference-ref text:reference-format="chapter" text:ref-name="Scan the Keyboard">2.2</text:reference-ref>.</text:p>
      <text:h text:style-name="Heading_20_2" text:outline-level="2">Ocean Cartridges</text:h>
      <text:p text:style-name="Text_20_body">Ocean cartridges are banked cartridges. The bank number is written to $DE00, like it is done on EasyFlash. </text:p>
      <text:p text:style-name="Text_20_body">Real Ocean cartridges do always set bit 7 when they write to $DE00. This bit is ignored by the current hardware version of EasyFlash and most likely by the emulators.</text:p>
      <text:p text:style-name="Text_20_body">Ocean cartridges with up to 256 KiB use following banking scheme:</text:p>
      <text:p text:style-name="Text_20_body">Up to 16 Banks are put to LOROM. This means that banks number 0..15 can be found at LOROM. If needed, banks 16..31 are put to HIROM. These cartridges pull down /EXROM and /GAME, so 16 KiB of ROM are mapped into the C64 memory at once. 8 KiB at $8000 and 8 KiB at $A000. </text:p>
      <text:p text:style-name="Text_20_body">When banks 0..15 are used, which are read from LOROM, the content of HIROM is not used. When banks 16..31 are used, which are read at HIROM, the content of LOROM is not used. This means although 16 KiB are banked in at once, one 8 KiB of each bank are actually used.</text:p>
      <text:p text:style-name="Text_20_body">A CRT image only contains the banks actually used.</text:p>
      <text:p text:style-name="Text_20_body">Example 1: A 128 KiB Ocean cartridge looks like this (<text:span text:style-name="T3">'P'</text:span> = Data, <text:span text:style-name="T3">'/'</text:span> = undefined / don't care, <text:span text:style-name="T6">'-'</text:span> = nothing):</text:p>
      <table:table table:name="Tabelle2" table:style-name="Tabelle2">
        <table:table-column table:style-name="Tabelle2.A"/>
        <table:table-row>
          <table:table-cell table:style-name="Tabelle2.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text:soft-page-break/></text:p>
            <text:p text:style-name="Preformatted_20_Text">LOROM P P P P P P P P P P P P P P P P - - - - - - - - - - - - - - - -<text:line-break/>HIROM / / / / / / / / / / / / / / / / - - - - - - - - - - - - - - - -</text:p>
          </table:table-cell>
        </table:table-row>
      </table:table>
      <text:p text:style-name="Text_20_body"/>
      <text:p text:style-name="Text_20_body">Example 2: A 256 KiB Ocean cartridge looks like this:</text:p>
      <table:table table:name="Tabelle3" table:style-name="Tabelle3">
        <table:table-column table:style-name="Tabelle3.A"/>
        <table:table-row>
          <table:table-cell table:style-name="Tabelle3.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
            <text:p text:style-name="Preformatted_20_Text">LOROM P P P P P P P P P P P P P P P P / / / / / / / / / / / / / / / /<text:line-break/>HIROM / / / / / / / / / / / / / / / / P P P P P P P P P P P P P P P P</text:p>
          </table:table-cell>
        </table:table-row>
      </table:table>
      <text:p text:style-name="Text_20_body"/>
      <text:p text:style-name="Text_20_body">There is a completely different type of Ocean cartridge, the 512 KiB type (Terminator II):</text:p>
      <text:p text:style-name="Text_20_body">This type does also use $DE00 for banking. It uses 64 banks of 8 KiB each. All banks are read from 8 KiB of ROM visible at $8000 (LOROM). This type of cartridges pulls down /EXROM and leaves /GAME high.</text:p>
      <text:p text:style-name="Text_20_body">Example 3: A 512 KiB Ocean cartridge looks like this:</text:p>
      <table:table table:name="Tabelle4" table:style-name="Tabelle4">
        <table:table-column table:style-name="Tabelle4.A"/>
        <table:table-row>
          <table:table-cell table:style-name="Tabelle4.A1" office:value-type="string">
            <text:p text:style-name="Preformatted_20_Text">BANK <text:s/>0 0 0 0 0 0 0 0 0 0 0 0 0 0 0 0 1 1 1 1 1 1 1 1 1 1 1 1 1 1 1 2 ... 3 3<text:line-break/> <text:s text:c="5"/>0 1 2 3 4 5 6 7 8 9 A B C D E F 0 1 2 3 4 5 6 7 8 9 A B C D E 0 ... E F</text:p>
            <text:p text:style-name="Preformatted_20_Text"/>
            <text:p text:style-name="Preformatted_20_Text">LOROM P P P P P P P P P P P P P P P P P P P P P P P P P P P P P P P P ... P P</text:p>
          </table:table-cell>
        </table:table-row>
      </table:table>
      <text:p text:style-name="Text_20_body"/>
      <text:p text:style-name="Text_20_body">Ocean cartridge have the advantage to be also compatible to older emulators. On the other hand the format isn't very intuitive.</text:p>
      <text:p text:style-name="Text_20_body">EasyFlash cartridges always start in Ultimax mode. Therefore EasyProg adds start-up code automatically when flashing Ocean cartridges.</text:p>
      <text:h text:style-name="Heading_20_2" text:outline-level="2">Native EasyFlash Cartridges</text:h>
      <text:p text:style-name="Text_20_body">Native EasyFlash Cartridges can use the full flash memory of 1 MiB. They can use any kind of banking which is supported by the EasyFlash hardware in any way they want.</text:p>
      <text:p text:style-name="Text_20_body">EasySDK comes with some tools and code snippets to create, write and read EasyFlash cartridges.</text:p>
      <text:p text:style-name="Text_20_body">As already mentioned, EasyFlash cartridges always start in Ultimax mode. Therefore there is a small boot code required at the end of the HIROM flash chip on bank 0 (00:1:1xxx). This start-up code is executed directly after a CPU reset.</text:p>
      <text:p text:style-name="Standard">The start-up code has to:</text:p>
      <text:list xml:id="list1488223933" text:style-name="L1">
        <text:list-item>
          <text:p text:style-name="P13">Provide the reset vector</text:p>
        </text:list-item>
        <text:list-item>
          <text:p text:style-name="P13">Scan the keyboard</text:p>
        </text:list-item>
        <text:list-item>
          <text:p text:style-name="P13">Set up $DE02 and start the stuff</text:p>
        </text:list-item>
      </text:list>
      <text:p text:style-name="Standard"/>
      <text:p text:style-name="Text_20_body">A reference implementation for the start-up code can be found in <text:span text:style-name="T1">examples/banking-test</text:span>.</text:p>
      <text:p text:style-name="Text_20_body">If a native EasyFlash CRT wants to write to the flash memory, it may contain a piece of code called EasyAPI. This is described in chapter <text:bookmark-ref text:reference-format="chapter" text:ref-name="__RefNumPara__41594304">4</text:bookmark-ref>.</text:p>
      <text:p text:style-name="Text_20_body">The memory area from 00:01:1800 to 00:01:1BFF is reserved for EasyAPI. So the startup code and data can occupy e.g. the area 00:01:1C00 to 00:01:1FFF.</text:p>
      <text:h text:style-name="Heading_20_2" text:outline-level="2">EasyFlash xbank Cartridges</text:h>
      <text:p text:style-name="Text_20_body">The EasyFlash xbank cartridge format is a multi-bank cartridge format which can be placed at any bank in the flash, though all the banks must be continuous. This makes it possible to combine several xbank cartridges into one cartridge. The format is similar to the EasyFlash cartridge format.</text:p>
      <text:p text:style-name="Text_20_body"><text:soft-page-break/>The magic cartridge id is 33 ($21).</text:p>
      <text:p text:style-name="Text_20_body">The main difference is that it can be placed on any bank, unlike EasyFlash or e.g. Ocean Type 1 cartridges.</text:p>
      <text:p text:style-name="Text_20_body">The GAME and EXROM configuration in the CRT header will be used to determine which mode should be set at start-up. This is done by the start-up code. This code will also write the right start bank to $DE00 and start the cartridge using the CPU Reset Vector.</text:p>
      <text:p text:style-name="Text_20_body">The start bank will also be stored in $DF00 and the program has to care itself for the addition of the relative bank and the offset before writing it into the banking register.</text:p>
      <text:p text:style-name="Text_20_body">EasyProg adds start-up code automatically when flashing an xbank cartridge directly.</text:p>
      <text:p text:style-name="Text_20_body">Currently EasyProg does not automatically replace/patch EasyAPI for xbank cartridges.</text:p>
      <text:h text:style-name="Heading_20_1" text:outline-level="1"><text:bookmark-start text:name="__RefNumPara__41594304"/>EasyAPI<text:bookmark-end text:name="__RefNumPara__41594304"/></text:h>
      <text:p text:style-name="Text_20_body">Applications can write to EasyFlash cartridges using a small library which is called EasyAPI. This application programming interface supports erasing blocks of flash memory and write data to flash. EasyAPI can be seen as a flash chip driver, similar to drivers for you sound card or video card. </text:p>
      <text:p text:style-name="Text_20_body">EasyAPI can be part of your cartridge. If you put it at a special position, EasyProg (the tool for writing CRT images to cartridges) will automatically update the EasyAPI code to the latest version when your cartridge is flashed using EasyProg.</text:p>
      <text:p text:style-name="Text_20_body">EasyAPI can also be used in programs running from disk. It can be loaded from a file and used to write data to the flash memory. That's the way EasyProg does it.</text:p>
      <text:p text:style-name="Text_20_body">Note that EasyAPI does <text:span text:style-name="T8">not support</text:span> to write real files to the flash and to a EasyFS directory structure. Writing is done on a lower logical level only, by directly addressing flash memory.</text:p>
      <text:h text:style-name="Heading_20_3" text:outline-level="3">Using EasyAPI in Cartridges</text:h>
      <text:p text:style-name="Text_20_body">There is one very important feature for EasyAPI: When a CRT image which contains the “EAPI” signature explained above is written to a cartridge by EasyProg, the EasyAPI memory area is updated with the latest version of the EasyAPI code. The API of this code will remain compatible, but the new code may support new Flash chip types or bug fixes.</text:p>
      <text:p text:style-name="Text_20_body">An imaginary example shows why this is done in this way: Let's say a programmer creates a cartridge in 2009 and adds the current EasyAPI code directly to his CRT image. This code would only support the Am29F040 chips. In 2010 somebody builds a new version of EasyFlash which uses a different type of flash memory. The software of our poor programmer wouldn't be able to save game states or whatever to the new kind of EasyFlash. </text:p>
      <text:p text:style-name="Text_20_body">This situation is solved by the replace mechanism: When an updated version of EasyProg is used to write the old CRT image, the EasyAPI is automatically replaced with an updated version.</text:p>
      <text:p text:style-name="Text_20_body">To add the EasyAPI code to your self-implemented CRT images, include the binary (e.g. <text:span text:style-name="T7">“eapi-am29f040-02”)</text:span><text:span text:style-name="T8"> </text:span>at 00:01:1800 into your CRT image. Remember to reserve up to 1024 bytes of memory for future versions of EasyAPI.</text:p>
      <text:h text:style-name="Heading_20_3" text:outline-level="3">Using EasyAPI in ordinary programs</text:h>
      <text:p text:style-name="Text_20_body">EasyAPI can also be used in ordinary programs which are started e.g. from a disk. They must search for a file called “eapi-????????-??” (note the number of wildcards '?') on the current drive and load it to any RAM area in the range $0200...$7FFF or $C000...$CFFF.</text:p>
      <text:p text:style-name="Text_20_body">Programmers should not link EasyAPI directly into their programs, otherwise it cannot be replaced by newer versions of the file later.</text:p>
      <text:p text:style-name="Text_20_body">The current version of EasyAPI supports the flash chip Am29F040 and has version 1. The actual name is:</text:p>
      <text:p text:style-name="P8">“eapi-am29f040-02”</text:p>
      <text:p text:style-name="P7"/>
      <text:p text:style-name="Text_20_body">The following chapters explain the entries to the jump table.</text:p>
      <text:h text:style-name="Heading_20_3" text:outline-level="3">EasyAPI Memory Usage</text:h>
      <text:p text:style-name="Text_20_body">The functions of EasyAPI do not pollute the C64 RAM. All data they need is stored in the EasyFlash RAM from <text:span text:style-name="T8">$DF80 to $DFFF</text:span>. There is one zeropage location used to tell the relocatable code of EasyAPI about it's position in memory. One special API function named <text:s/><text:span text:style-name="T1">EAPIInit </text:span><text:span text:style-name="T4">must be called first to initialize the jump tables.</text:span></text:p>
      <text:p text:style-name="Text_20_body">When you use the RAM at $df80 to $dfff for something else, remember to call <text:span text:style-name="T1">EAPIInit </text:span><text:span text:style-name="T5">again before using other EasyAPI functions.</text:span></text:p>
      <text:h text:style-name="Heading_20_3" text:outline-level="3"><text:soft-page-break/>EasyAPI Code Position</text:h>
      <text:p text:style-name="Text_20_body">As mentioned already, you can load EasyAPI to any RAM area in the range $0200...$7FFF or $C000...$CFFF. The first byte must be page aligned, EasyAPI may be up to 1024 bytes of size.</text:p>
      <text:p text:style-name="Text_20_body">If you use EasyAPI from a cartridge, you must copy it from ROM to any RAM area as described above. The reason is that the code uses bank switching and would bank itself out otherwise.</text:p>
      <text:p text:style-name="Text_20_body">Before you call <text:span text:style-name="T1">EAPIInit</text:span>, you must set the high byte of the actual code position to the zeropage memory location <text:span text:style-name="T3">$4b</text:span>. I.e. If you load or copy EasyAPI to $c000 you must store #$c0 to $4b.</text:p>
      <text:p text:style-name="Text_20_body">When you use $4b for something else, remember to set it again <text:span text:style-name="T5">before using EasyAPI functions.</text:span></text:p>
      <text:h text:style-name="Heading_20_3" text:outline-level="3">EasyAPI Signatur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4">Offset</text:p>
          </table:table-cell>
          <table:table-cell table:style-name="Tabelle10.A1" office:value-type="string">
            <text:p text:style-name="P4">Length</text:p>
          </table:table-cell>
          <table:table-cell table:style-name="Tabelle10.C1" office:value-type="string">
            <text:p text:style-name="Table_20_Heading">Comment</text:p>
          </table:table-cell>
        </table:table-row>
        <table:table-row>
          <table:table-cell table:style-name="Tabelle10.A2" office:value-type="string">
            <text:p text:style-name="P1">0</text:p>
          </table:table-cell>
          <table:table-cell table:style-name="Tabelle10.B2" office:value-type="float" office:value="4">
            <text:p text:style-name="P1">4</text:p>
          </table:table-cell>
          <table:table-cell table:style-name="Tabelle10.C2" office:value-type="string">
            <text:p text:style-name="Table_20_Contents">EasyAPI signature, always $65 $61 $70 $69 (“EAPI”)</text:p>
          </table:table-cell>
        </table:table-row>
      </table:table>
      <text:p text:style-name="Text_20_body"/>
      <text:p text:style-name="Text_20_body">This signature is only used to show the existence of EasyAPI. If the tool EasyProg finds this signature, it can replace this memory area 00:1:1800 to 00:1:1BFF with a newer version of EasyAPI.</text:p>
      <text:h text:style-name="Heading_20_3" text:outline-level="3">EasyAPI Version String</text:h>
      <table:table table:name="Table5" table:style-name="Table5">
        <table:table-column table:style-name="Table5.A"/>
        <table:table-column table:style-name="Table5.B"/>
        <table:table-column table:style-name="Table5.C"/>
        <table:table-row>
          <table:table-cell table:style-name="Table5.A1" office:value-type="string">
            <text:p text:style-name="P4">Offset</text:p>
          </table:table-cell>
          <table:table-cell table:style-name="Table5.A1" office:value-type="string">
            <text:p text:style-name="P4">Length</text:p>
          </table:table-cell>
          <table:table-cell table:style-name="Table5.C1" office:value-type="string">
            <text:p text:style-name="Table_20_Heading">Comment</text:p>
          </table:table-cell>
        </table:table-row>
        <table:table-row>
          <table:table-cell table:style-name="Table5.A2" office:value-type="string">
            <text:p text:style-name="P1">4</text:p>
          </table:table-cell>
          <table:table-cell table:style-name="Table5.A2" office:value-type="string">
            <text:p text:style-name="P1">16</text:p>
          </table:table-cell>
          <table:table-cell table:style-name="Table5.C2" office:value-type="string">
            <text:p text:style-name="Table_20_Contents">EasyAPI version string, 0-terminated PETSCII</text:p>
          </table:table-cell>
        </table:table-row>
      </table:table>
      <text:p text:style-name="Text_20_body"/>
      <text:p text:style-name="Text_20_body">This string contains the version of EasyAPI. It is for informational purpose only.</text:p>
      <text:h text:style-name="Heading_20_3" text:outline-level="3">EAPIInit – Base + $14</text:h>
      <text:p text:style-name="Text_20_body">Read Manufacturer ID and Device ID from the flash chip(s) and check if this chip is supported by this driver. Prepare our private RAM for the other functions of the driver. </text:p>
      <text:p text:style-name="Text_20_body">When this function returns, EasyFlash will be configured to bank in the ROM area at $8000..$bfff.</text:p>
      <text:p text:style-name="Text_20_body">This function calls SEI/CLI.</text:p>
      <text:p text:style-name="P6">Parameters</text:p>
      <text:p text:style-name="Text_20_body">-</text:p>
      <text:p text:style-name="P6">Call</text:p>
      <text:p text:style-name="Text_20_body">JSR where_you_put_eapi + $14</text:p>
      <text:p text:style-name="P6">Return</text:p>
      <text:p text:style-name="Text_20_body">C<text:tab/>set: Flash chip not supported by this driver</text:p>
      <text:p text:style-name="Text_20_body"><text:tab/>clear: Flash chip supported by this driver</text:p>
      <text:p text:style-name="Text_20_body">If C ist clear:</text:p>
      <text:p text:style-name="Text_20_body">A<text:tab/>Device ID</text:p>
      <text:p text:style-name="Text_20_body">X<text:tab/>Manufacturer ID</text:p>
      <text:p text:style-name="Text_20_body">EAPI_NUM_BANKS ($<text:span text:style-name="T9">dfd8</text:span>) contains the total number of banks (currently 64), 2 bytes</text:p>
      <text:p text:style-name="P6">Changes</text:p>
      <text:p text:style-name="Text_20_body">All registers are changed</text:p>
      <text:h text:style-name="Heading_20_3" text:outline-level="3"><text:soft-page-break/>EAPIWriteFlash – $DFE0</text:h>
      <text:p text:style-name="Text_20_body">Write a byte to the given address. The address must be as seen in Ultimax mode, i.e. do not use the base adresses $8000 or $a000 but $8000 or $e000.</text:p>
      <text:p text:style-name="Text_20_body">When writing to flash memory only bits containing a '1' can be changed to contain a '0'. Trying to change memory bits from '0' to '1' will result in an error. You must erase a memory block to get '1' bits.</text:p>
      <text:p text:style-name="Text_20_body">This function calls SEI/CLI. It can only be used after calling EAPIInit.</text:p>
      <text:p text:style-name="P6">Parameters</text:p>
      <text:p text:style-name="Text_20_body">A<text:tab/>value</text:p>
      <text:p text:style-name="Text_20_body">XY<text:tab/>address (X = low), $8xxx/$9xxx or $Exxx/$Fxxx</text:p>
      <text:p text:style-name="P6">Call</text:p>
      <text:p text:style-name="Text_20_body">JSR $DFE0</text:p>
      <text:p text:style-name="P6">Return</text:p>
      <text:p text:style-name="Text_20_body">C<text:tab/>set: Error<text:line-break/><text:tab/>clear: Okay</text:p>
      <text:p text:style-name="P6">Changes</text:p>
      <text:p text:style-name="Text_20_body">-</text:p>
      <text:h text:style-name="Heading_20_3" text:outline-level="3">EAPIEraseSector – $DFE3</text:h>
      <text:p text:style-name="Text_20_body">Erase the sector at the given address. The bank number currently set and the address together must point to the first byte of a 64 kByte sector.</text:p>
      <text:p text:style-name="Text_20_body">The address must be as seen in Ultimax mode, i.e. do not use the base addresses $8000 or $a000 but $8000 or $e000.</text:p>
      <text:p text:style-name="Text_20_body">When erasing a sector, all bits of the 64 KiB area will be set to '1'. This means that 8 banks with 8 KiB each will be erased, all of them either in the LOROM chip when $8000 is used or in the HIROM chip when $E000 is used.</text:p>
      <text:p text:style-name="Text_20_body">This function calls SEI/CLI. It can only be used after calling EAPIInit.</text:p>
      <text:p text:style-name="P6">Parameters</text:p>
      <text:p text:style-name="Text_20_body">XY<text:tab/>base address (X = low), $8000 or $E000</text:p>
      <text:p text:style-name="P6">Call</text:p>
      <text:p text:style-name="Text_20_body">JSR $DFE3</text:p>
      <text:p text:style-name="P6">Return</text:p>
      <text:p text:style-name="Text_20_body">C<text:tab/>set: Error<text:line-break/><text:tab/>clear: Okay</text:p>
      <text:p text:style-name="P6">Changes</text:p>
      <text:p text:style-name="Text_20_body">-</text:p>
      <text:h text:style-name="Heading_20_3" text:outline-level="3">EAPISetBank – $DFE6</text:h>
      <text:p text:style-name="Text_20_body">Set the bank. This will take effect immediately for read access and will be used for the next write and erase commands.</text:p>
      <text:p text:style-name="Text_20_body">This function can only be used after having called EAPIInit.</text:p>
      <text:p text:style-name="P6">Parameters</text:p>
      <text:p text:style-name="Text_20_body">XY<text:tab/>bank number (X = low, currently 0..63; Y = high, currently 0)</text:p>
      <text:p text:style-name="P6">Call</text:p>
      <text:p text:style-name="Text_20_body"><text:soft-page-break/>JSR $DFE6</text:p>
      <text:p text:style-name="P6">Return</text:p>
      <text:p text:style-name="Text_20_body">-</text:p>
      <text:p text:style-name="P6">Changes</text:p>
      <text:p text:style-name="Text_20_body">-</text:p>
      <text:h text:style-name="Heading_20_3" text:outline-level="3">EAPIGetBank – $DFE9</text:h>
      <text:p text:style-name="Text_20_body">Get the selected bank which has been set with EAPISetBank. </text:p>
      <text:p text:style-name="Text_20_body">Note that the current bank number can not be read back using the hardware register $DE00 directly, this function uses a mirror of that register in RAM.</text:p>
      <text:p text:style-name="Text_20_body">This function can only be used after having called EAPIInit.</text:p>
      <text:p text:style-name="P6">Parameters</text:p>
      <text:p text:style-name="Text_20_body">-</text:p>
      <text:p text:style-name="P6">Call</text:p>
      <text:p text:style-name="Text_20_body">JSR $DFE6</text:p>
      <text:p text:style-name="P6">Return</text:p>
      <text:p text:style-name="Text_20_body">XY<text:tab/>bank number (X = low, currently 0..63; Y = high, currently 0)</text:p>
      <text:p text:style-name="P6">Changes</text:p>
      <text:p text:style-name="Text_20_body">-</text:p>
      <text:h text:style-name="Heading_20_1" text:outline-level="1"><text:bookmark-start text:name="__RefNumPara__41310930"/>Easy File System (EasyFS)<text:bookmark-end text:name="__RefNumPara__41310930"/></text:h>
      <text:p text:style-name="Text_20_body">An example memory layout of an cartridge using EasyFS is shown in <text:sequence-ref text:reference-format="category-and-value" text:ref-name="refFig.1">Fig. 2</text:sequence-ref>.</text:p>
      <text:p text:style-name="Drawing"><draw:frame draw:style-name="fr2" draw:name="Rahmen3" text:anchor-type="as-char" svg:width="11.77cm" draw:z-index="4"><draw:text-box fo:min-height="5.048cm"><text:p text:style-name="Fig."><draw:frame draw:style-name="fr4" draw:name="Objekt1" text:anchor-type="as-char" svg:y="-4.606cm" svg:width="11.744cm" style:rel-width="100%" svg:height="7.14cm" style:rel-height="scale" draw:z-index="5"><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p text:style-name="Text_20_body">Cartridges using EasyFS always use the 16 KiB cartridge mode, which is configured by the start-up code by setting /GAME and /EXROM active (low). All explanations in this chapter refer to this configuration.</text:p>
      <text:p text:style-name="Text_20_body">If your cartridge makes use of the Easy File System (EasyFS), it contains a directory structure. This structure resides at 00:1:0000. This means it is visible at $A000 in 16 KiB mode when bank 0 is selected. </text:p>
      <text:p text:style-name="Text_20_body">A directory shall not contain more than 255 entries (excluding end mark). We will see that each entry has a size of 24 Bytes, so the whole directory can have a size of up to $1800 Bytes. Behind the directory there is space of $0800 bytes for EasyAPI and the start-up code and data.</text:p>
      <text:p text:style-name="Text_20_body">Remember that HIROM is banked in in Ultimax mode at $E000 after a reset. Therefore the start-up code contains the reset vector.</text:p>
      <text:p text:style-name="Text_20_body">The format of EasyFS directory entries is as follow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C1" office:value-type="string">
            <text:p text:style-name="Table_20_Heading">Comment</text:p>
          </table:table-cell>
        </table:table-row>
        <table:table-row>
          <table:table-cell table:style-name="Table2.A2" office:value-type="string">
            <text:p text:style-name="Table_20_Contents">Name</text:p>
          </table:table-cell>
          <table:table-cell table:style-name="Table2.A2" office:value-type="string">
            <text:p text:style-name="Table_20_Contents">16 bytes</text:p>
          </table:table-cell>
          <table:table-cell table:style-name="Table2.C2" office:value-type="string">
            <text:p text:style-name="Table_20_Contents">File name, 16 characters PETSCII (?), 0-padded</text:p>
          </table:table-cell>
        </table:table-row>
        <table:table-row>
          <table:table-cell table:style-name="Table2.A2" office:value-type="string">
            <text:p text:style-name="Table_20_Contents">Flags</text:p>
          </table:table-cell>
          <table:table-cell table:style-name="Table2.A2" office:value-type="string">
            <text:p text:style-name="Table_20_Contents">1 byte</text:p>
          </table:table-cell>
          <table:table-cell table:style-name="Table2.C2" office:value-type="string">
            <text:p text:style-name="Table_20_Contents">File type and some flags</text:p>
          </table:table-cell>
        </table:table-row>
        <table:table-row>
          <table:table-cell table:style-name="Table2.A2" office:value-type="string">
            <text:p text:style-name="Table_20_Contents">Bank</text:p>
          </table:table-cell>
          <table:table-cell table:style-name="Table2.A2" office:value-type="string">
            <text:p text:style-name="Table_20_Contents">1 byte</text:p>
          </table:table-cell>
          <table:table-cell table:style-name="Table2.C2" office:value-type="string">
            <text:p text:style-name="Table_20_Contents">Bank where the file starts, 0..63</text:p>
          </table:table-cell>
        </table:table-row>
        <table:table-row>
          <table:table-cell table:style-name="Table2.A2" office:value-type="string">
            <text:p text:style-name="Table_20_Contents">Bank High</text:p>
          </table:table-cell>
          <table:table-cell table:style-name="Table2.A2" office:value-type="string">
            <text:p text:style-name="Table_20_Contents">1 byte</text:p>
          </table:table-cell>
          <table:table-cell table:style-name="Table2.C2" office:value-type="string">
            <text:p text:style-name="Table_20_Contents">Reserved for high byte of bank, currently always 0</text:p>
          </table:table-cell>
        </table:table-row>
        <table:table-row>
          <table:table-cell table:style-name="Table2.A2" office:value-type="string">
            <text:p text:style-name="Table_20_Contents">Offset</text:p>
          </table:table-cell>
          <table:table-cell table:style-name="Table2.A2" office:value-type="string">
            <text:p text:style-name="Table_20_Contents">2 bytes</text:p>
          </table:table-cell>
          <table:table-cell table:style-name="Table2.C2" office:value-type="string">
            <text:p text:style-name="Table_20_Contents">File start offset in this bank 0x0000..0x3FFF, little endian</text:p>
          </table:table-cell>
        </table:table-row>
        <table:table-row>
          <table:table-cell table:style-name="Table2.A2" office:value-type="string">
            <text:p text:style-name="Table_20_Contents">Size</text:p>
          </table:table-cell>
          <table:table-cell table:style-name="Table2.A2" office:value-type="string">
            <text:p text:style-name="Table_20_Contents">3 bytes</text:p>
          </table:table-cell>
          <table:table-cell table:style-name="Table2.C2" office:value-type="string">
            <text:p text:style-name="Table_20_Contents">File size, little endian</text:p>
          </table:table-cell>
        </table:table-row>
      </table:table>
      <text:p text:style-name="Standard"/>
      <text:p text:style-name="Text_20_body">The flags field has following structure:</text:p>
      <table:table table:name="Table3" table:style-name="Table3">
        <table:table-column table:style-name="Table3.A"/>
        <table:table-column table:style-name="Table3.B" table:number-columns-repeated="3"/>
        <table:table-column table:style-name="Table3.E"/>
        <table:table-column table:style-name="Table3.B" table:number-columns-repeated="4"/>
        <table:table-row>
          <table:table-cell table:style-name="Table3.A1" office:value-type="string">
            <text:p text:style-name="Table_20_Heading">Bit</text:p>
          </table:table-cell>
          <table:table-cell table:style-name="Table3.B1" office:value-type="float" office:value="7">
            <text:p text:style-name="P1">7</text:p>
          </table:table-cell>
          <table:table-cell table:style-name="Table3.B1" office:value-type="float" office:value="6">
            <text:p text:style-name="P1">6</text:p>
          </table:table-cell>
          <table:table-cell table:style-name="Table3.B1" office:value-type="float" office:value="5">
            <text:p text:style-name="P1">5</text:p>
          </table:table-cell>
          <table:table-cell table:style-name="Table3.B1" office:value-type="float" office:value="4">
            <text:p text:style-name="P1">4</text:p>
          </table:table-cell>
          <table:table-cell table:style-name="Table3.B1" office:value-type="float" office:value="3">
            <text:p text:style-name="P1">3</text:p>
          </table:table-cell>
          <table:table-cell table:style-name="Table3.B1" office:value-type="float" office:value="2">
            <text:p text:style-name="P1">2</text:p>
          </table:table-cell>
          <table:table-cell table:style-name="Table3.B1" office:value-type="float" office:value="1">
            <text:p text:style-name="P1">1</text:p>
          </table:table-cell>
          <table:table-cell table:style-name="Table3.I1" office:value-type="float" office:value="0">
            <text:p text:style-name="P1">0</text:p>
          </table:table-cell>
        </table:table-row>
        <table:table-row>
          <table:table-cell table:style-name="Table3.A2" office:value-type="string">
            <text:p text:style-name="Table_20_Heading">Meaning</text:p>
          </table:table-cell>
          <table:table-cell table:style-name="Table3.A2" office:value-type="string">
            <text:p text:style-name="P1">H</text:p>
          </table:table-cell>
          <table:table-cell table:style-name="Table3.A2" office:value-type="string">
            <text:p text:style-name="P1">R</text:p>
          </table:table-cell>
          <table:table-cell table:style-name="Table3.A2" office:value-type="string">
            <text:p text:style-name="P1">R</text:p>
          </table:table-cell>
          <table:table-cell table:style-name="Tab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le4" table:style-name="Table4">
        <table:table-column table:style-name="Table4.A"/>
        <table:table-column table:style-name="Table4.B"/>
        <text:soft-page-break/>
        <table:table-row>
          <table:table-cell table:style-name="Table4.A1" office:value-type="string">
            <text:p text:style-name="Table_20_Heading">Value</text:p>
          </table:table-cell>
          <table:table-cell table:style-name="Table4.B1" office:value-type="string">
            <text:p text:style-name="Table_20_Heading">Type</text:p>
          </table:table-cell>
        </table:table-row>
        <table:table-row>
          <table:table-cell table:style-name="Table4.A2" office:value-type="string">
            <text:p text:style-name="Table_20_Contents">$00</text:p>
          </table:table-cell>
          <table:table-cell table:style-name="Table4.B2" office:value-type="string">
            <text:p text:style-name="P3">Files with this type are marked as invalid, they must be skipped. Note that the flags of this file may be not 0.</text:p>
          </table:table-cell>
        </table:table-row>
        <table:table-row>
          <table:table-cell table:style-name="Table4.A2" office:value-type="string">
            <text:p text:style-name="Table_20_Contents">$01</text:p>
          </table:table-cell>
          <table:table-cell table:style-name="Table4.B2" office:value-type="string">
            <text:p text:style-name="P3">Normal PRG file with 2 bytes start address</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0</text:p>
          </table:table-cell>
          <table:table-cell table:style-name="Table4.B2" office:value-type="string">
            <text:p text:style-name="Table_20_Contents">Normal 8 kByte cartridge (0x8000..0x9FFF)</text:p>
          </table:table-cell>
        </table:table-row>
        <table:table-row>
          <table:table-cell table:style-name="Table4.A2" office:value-type="string">
            <text:p text:style-name="Table_20_Contents">$11</text:p>
          </table:table-cell>
          <table:table-cell table:style-name="Table4.B2" office:value-type="string">
            <text:p text:style-name="Table_20_Contents">Normal 16 kByte cartridge (0x8000..0x9FFF, 0xA000..0xBFFF)</text:p>
          </table:table-cell>
        </table:table-row>
        <table:table-row>
          <table:table-cell table:style-name="Table4.A2" office:value-type="string">
            <text:p text:style-name="Table_20_Contents">$12</text:p>
          </table:table-cell>
          <table:table-cell table:style-name="Table4.B2" office:value-type="string">
            <text:p text:style-name="Table_20_Contents">Normal Ultimax cartridge (0x8000..0x9FFF, 0xE000..0xFFFF)</text:p>
          </table:table-cell>
        </table:table-row>
        <table:table-row>
          <table:table-cell table:style-name="Table4.A2" office:value-type="string">
            <text:p text:style-name="Table_20_Contents">$13</text:p>
          </table:table-cell>
          <table:table-cell table:style-name="Table4.B2" office:value-type="string">
            <text:p text:style-name="Table_20_Contents">Normal Ultimax cartridge, first bank not used (0xE000..0xFFFF)</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F</text:p>
          </table:table-cell>
          <table:table-cell table:style-name="Table4.B2" office:value-type="string">
            <text:p text:style-name="Table_20_Contents">End of directory. This entry is only a terminator.</text:p>
          </table:table-cell>
        </table:table-row>
      </table:table>
      <text:p text:style-name="Table">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in chapter <text:bookmark-ref text:ref-name="__RefHeading__43203709">15</text:bookmark-ref>.</text:p>
      <text:h text:style-name="Heading_20_1" text:outline-level="1"><text:bookmark-start text:name="__RefHeading__43203709"/>Hybrid cartridges<text:bookmark-end text:name="__RefHeading__43203709"/></text:h>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2"><draw:text-box fo:min-height="5.048cm"><text:p text:style-name="Fig."><draw:frame draw:style-name="fr5" draw:name="Objekt3" text:anchor-type="paragraph" svg:x="0.004cm" svg:y="0.002cm" svg:width="11.765cm" style:rel-width="100%" svg:height="5.045cm" style:rel-height="scale" draw:z-index="3"><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5-15T13:56:52</meta:creation-date>
    <dc:creator>Skoe </dc:creator>
    <dc:date>2010-03-03T00:09:41</dc:date>
    <meta:editing-cycles>266</meta:editing-cycles>
    <meta:editing-duration>PT28H03M45S</meta:editing-duration>
    <meta:document-statistic meta:table-count="14" meta:image-count="0" meta:object-count="3" meta:page-count="15" meta:paragraph-count="395" meta:word-count="4249" meta:character-count="2217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13" style:family="graphic" style:parent-style-name="standard">
      <style:graphic-properties draw:stroke="none" svg:stroke-color="#000000" draw:fill="none" draw:fill-color="#ffffff" fo:min-height="0.2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text-align="center"/>
      <style:text-properties fo:font-family="'Bitstream Vera Sans'" style:font-family-generic="swiss" style:font-pitch="variable" fo:font-size="8pt" style:font-size-asian="8pt" style:font-size-complex="8pt"/>
    </style:style>
    <style:style style:name="P8" style:family="paragraph">
      <style:paragraph-properties fo:text-align="center"/>
      <style:text-properties fo:font-family="'Bitstream Vera Sans'" style:font-family-generic="swiss" style:font-pitch="variable" fo:font-size="10pt" style:font-size-asian="10pt" style:font-size-complex="10pt"/>
    </style:style>
    <style:style style:name="P9" style:family="paragraph">
      <style:paragraph-properties fo:margin-left="0cm" fo:margin-right="0cm" fo:text-indent="0cm"/>
    </style:style>
    <style:style style:name="P10" style:family="paragraph">
      <style:text-properties fo:font-family="'Liberation Mono'" style:font-family-generic="modern" style:font-pitch="fixed" fo:font-size="9pt" style:font-size-asian="9pt" style:font-size-complex="9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style:style style:name="T3" style:family="text">
      <style:text-properties fo:font-family="'Liberation Mono'" style:font-family-generic="modern" style:font-pitch="fixed" fo:font-size="9pt" fo:language="en" fo:country="US" style:font-size-asian="9pt" style:language-asian="en" style:country-asian="US"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your 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text:style-name="P9"/>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text:style-name="P9"/>
        </draw:line>
        <draw:line draw:style-name="gr3" draw:text-style-name="P3" draw:layer="layout" svg:x1="9cm" svg:y1="6cm" svg:x2="9cm" svg:y2="6.5cm">
          <text:p text:style-name="P9"/>
        </draw:line>
        <draw:line draw:style-name="gr3" draw:text-style-name="P3" draw:layer="layout" svg:x1="13cm" svg:y1="6cm" svg:x2="13cm" svg:y2="6.25cm">
          <text:p text:style-name="P9"/>
        </draw:line>
        <draw:path draw:style-name="gr4" draw:text-style-name="P3" draw:layer="layout" svg:width="7.999cm" svg:height="0.351cm" svg:x="5cm" svg:y="6.25cm" svg:viewBox="0 0 8000 352" svg:d="m0 250c388-78 672 17 1000 0 694-42 1000 250 1500 0s1060-20 1500 0c689-18 1163 44 1500 0 389-44 654 58 1250 0 500 0 712-252 1250-250">
          <text:p text:style-name="P9"/>
        </draw:path>
        <draw:custom-shape draw:style-name="gr5" draw:text-style-name="P4" draw:layer="layout" svg:width="4cm" svg:height="0.75cm" svg:x="9cm" svg:y="3cm">
          <text:p text:style-name="P1"><text:span text:style-name="T2">Directory/EasyAPI/Startup</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1"><text:span text:style-name="T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5.189cm" svg:y="2.3cm">
          <draw:text-box>
            <text:p text:style-name="P5"><text:span text:style-name="T1">LOROM =&gt; $8000</text:span></text:p>
          </draw:text-box>
        </draw:frame>
        <draw:frame draw:style-name="gr10" draw:text-style-name="P6" draw:layer="layout" svg:width="3.3cm" svg:height="0.75cm" svg:x="9.15cm" svg:y="2.3cm">
          <draw:text-box>
            <text:p text:style-name="P5"><text:span text:style-name="T1">HIROM =&gt; $A000</text:span></text:p>
          </draw:text-box>
        </draw:fram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2cm" svg:height="0.6cm" svg:x="11cm" svg:y="1cm">
          <text:p text:style-name="P1"><text:span text:style-name="T2">startup</text:span><text:span text:style-name="T2"><text:line-break/></text:span><text:span text:style-name="T2">data/code</text:span></text:p>
          <draw:enhanced-geometry svg:viewBox="0 0 21600 21600" draw:type="rectangle" draw:enhanced-path="M 0 0 L 21600 0 21600 21600 0 21600 0 0 Z N"/>
        </draw:custom-shape>
        <draw:custom-shape draw:style-name="gr5" draw:text-style-name="P8" draw:layer="layout" svg:width="2cm" svg:height="0.6cm" svg:x="9cm" svg:y="1cm">
          <text:p text:style-name="P1"><text:span text:style-name="T1">EasyAPI</text:span></text:p>
          <draw:enhanced-geometry svg:viewBox="0 0 21600 21600" draw:type="rectangle" draw:enhanced-path="M 0 0 L 21600 0 21600 21600 0 21600 0 0 Z N"/>
        </draw:custom-shape>
        <draw:custom-shape draw:style-name="gr11" draw:text-style-name="P8" draw:layer="layout" svg:width="5cm" svg:height="0.6cm" svg:x="4cm" svg:y="1cm">
          <text:p text:style-name="P1"><text:span text:style-name="T1">EasyFS Directory</text:span></text:p>
          <draw:enhanced-geometry svg:viewBox="0 0 21600 21600" draw:type="rectangle" draw:enhanced-path="M 0 0 L 21600 0 21600 21600 0 21600 0 0 Z N"/>
        </draw:custom-shape>
        <draw:polyline draw:style-name="gr12" draw:text-style-name="P3" draw:layer="layout" svg:width="4.999cm" svg:height="1.399cm" svg:x="4cm" svg:y="1.6cm" svg:viewBox="0 0 5000 1400" draw:points="0,0 0,400 5000,800 5000,1400">
          <text:p text:style-name="P9"/>
        </draw:polyline>
        <draw:line draw:style-name="gr12" draw:text-style-name="P3" draw:layer="layout" svg:x1="13cm" svg:y1="1.6cm" svg:x2="13cm" svg:y2="3cm">
          <text:p text:style-name="P9"/>
        </draw:line>
        <draw:frame draw:style-name="gr13" draw:text-style-name="P10" draw:layer="layout" svg:width="2.15cm" svg:height="0.361cm" svg:x="4.013cm" svg:y="0.603cm">
          <draw:text-box>
            <text:p text:style-name="P9"><text:span text:style-name="T3">00:1:0000</text:span></text:p>
          </draw:text-box>
        </draw:frame>
        <draw:frame draw:style-name="gr13" draw:text-style-name="P10" draw:layer="layout" svg:width="2.15cm" svg:height="0.361cm" svg:x="9cm" svg:y="0.6cm">
          <draw:text-box>
            <text:p text:style-name="P9"><text:span text:style-name="T3">00:1:1800</text:span></text:p>
          </draw:text-box>
        </draw:frame>
        <draw:frame draw:style-name="gr13" draw:text-style-name="P10" draw:layer="layout" svg:width="2.15cm" svg:height="0.361cm" svg:x="11cm" svg:y="0.601cm">
          <draw:text-box>
            <text:p text:style-name="P9"><text:span text:style-name="T3">00:1:1C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